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Pro-Regular" svg:font-family="MinionPro-Regular" style:font-family-generic="roman"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text-properties style:font-name="Arial" fo:font-size="12pt" style:font-size-asian="12pt" style:font-size-complex="12pt"/>
    </style:style>
    <style:style style:name="P2" style:family="paragraph" style:parent-style-name="Text_20_body">
      <style:paragraph-properties fo:margin-left="0cm" fo:margin-right="0cm" fo:text-indent="0cm" style:auto-text-indent="false" fo:padding="0.049cm" fo:border="0.06pt solid #e3e3e3"/>
      <style:text-properties style:font-name="Arial"/>
    </style:style>
    <style:style style:name="P3" style:family="paragraph" style:parent-style-name="Text_20_body">
      <style:paragraph-properties fo:margin-left="0cm" fo:margin-right="0cm" fo:text-indent="0cm" style:auto-text-indent="false" fo:padding="0.049cm" fo:border="0.06pt solid #e3e3e3"/>
      <style:text-properties style:font-name="Arial" loext:padding="0.049cm" loext:border="0.06pt solid #e3e3e3"/>
    </style:style>
    <style:style style:name="P4" style:family="paragraph" style:parent-style-name="Preformatted_20_Text">
      <style:paragraph-properties fo:margin-left="0cm" fo:margin-right="0cm" fo:margin-top="0cm" fo:margin-bottom="0cm" style:contextual-spacing="false" fo:text-indent="0cm" style:auto-text-indent="false"/>
      <style:text-properties fo:color="#000000" loext:opacity="100%" style:font-name="Arial" fo:font-size="12pt" style:font-size-asian="12pt" style:font-size-complex="12pt"/>
    </style:style>
    <style:style style:name="P5" style:family="paragraph" style:parent-style-name="Text_20_body">
      <style:paragraph-properties fo:text-align="justify" style:justify-single-word="false"/>
      <style:text-properties style:font-name="Arial" fo:font-size="12pt" style:font-size-asian="12pt" style:font-size-complex="12pt"/>
    </style:style>
    <style:style style:name="T1" style:family="text">
      <style:text-properties fo:color="#000000" loext:opacity="100%"/>
    </style:style>
    <style:style style:name="T2" style:family="text">
      <style:text-properties fo:color="#000000" loext:opacity="100%" style:font-name="MinionPro-Regular" fo:font-size="9.5pt" style:font-size-asian="9.5pt"/>
    </style:style>
    <style:style style:name="T3" style:family="text">
      <style:text-properties officeooo:rsid="00136e00"/>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2"><text:span text:style-name="T1">The heart is one of the least regenerative organ systems in mammals, which partially explains the high mortality and morbidity rates of cardiovascular diseases (Virani et al., 2020). Long considered a post-mitotic organ and well-illustrated by deficient myocardium renewal capacity, it is nowadays known to retain cardiomyocyte turnover throughout life (Beltrami et al., 2001; Bergmann et al., 2009; Bergmann and Jovinge, 2014; Lázár et al., 2017) although at levels incompatible with the restoration of tissue function in disease or after injury (Porrello et al., 2011). For example, cardiomyocytes lost after myocardial infarction (MI) are not replaced by new muscle, and instead, nonfunctional fibrotic tissue is deposited in the affected region (replacement fibrosis). Effective regeneration of the mammalian heart is observed only during fetal–neonatal stages and requires triggering the proliferation of preexisting cardiomyocytes (Robledo, 1956; Herdrich et al., 2010; Porrello et al., 2011; Uygur and Lee, 2016; Sampaio-Pinto et al., 2018). This regenerative capacity falls abruptly in the first days after birth, which coincides with the final phase of cardiomyocyte maturation and concomitant cessation of proliferative activity (Quaini et al., 2002; Porrello et al., 2011; Notari et al., 2018; Sampaio-Pinto et al., 2018; Ye et al., 2018; Zhu et al., 2018). Despite this time limitation, the neonatal regenerative capacity has been widely dissected toward identification of pro-regenerative mechanisms. However, most studies are yet centered on the cellular compartment of the heart, overlooking the role of the extracellular matrix (ECM) in this response (Bassat et al., 2017).</text:span></text:p>
      <text:p text:style-name="P2">Herein, the relevance of the ECM for healthy and diseased hearts and the importance of addressing the ECM for new cutting-edge regenerative therapies will be revisited and discussed. The ECM constitutes a complex network of fibrillary (fibrillar collagens) and non-fibrillary (composed by the basement membrane, proteoglycans, and glycoproteins) components within the extracellular space that have both signaling and structural functions (Chute et al., 2019). New proteomic approaches have revealed that 90% of cardiac ECM is composed of 10 different proteins, from which serum albumin, collagens (collagens I, III, and IV), non-collagenous glycoproteins [fibronectin (FN) and laminin], proteoglycans, glucosaminoglycans (GAGs), and elastins are the most common (Lindsey et al., 2018). The fibrillar collagenous matrix comprises essentially type I (over 80%) and type III (over 10%) collagens (Weber, 1989) anchored to the myocardial cell basement membranes through collagen type IV and FN (Bashey et al., 1992; McCurdy et al., 2010). In addition, ECM works as a reservoir of anchored growth factors, cytokines, chemokines, proteases [e.g., matrix metallopeptidases (MMPs)], proteases inhibitors [e.g., tissue inhibitors of metalloproteinases (TIMPs)], and noncoding RNAs such as microRNAs (miRNAs) (Hynes, 2009; Jourdan-Lesaux et al., 2010; Fan et al., 2014).</text:p>
      <text:p text:style-name="P2">Spatially, ECM is organized into two main regions, the basement membrane/pericellular matrix and interstitial matrix. The basement membrane/pericellular matrix constitutes a tissue specialized network of ECM molecules that involve each cell, promoting cell polarity and function (e.g., differentiation and migration) via cell surface receptors, such as integrins, through an outside–in signaling (Corda et al., 2000; LeBleu et al., 2007; Valiente-Alandi et al., 2016). This ECM compartment is mainly composed of FN, collagen IV, laminin, procollagens, hyaluronic acid (HA), and proteoglycans (Chang et al., 2016). As <text:soft-page-break/>for the interstitial matrix, ECM molecules, such as collagens I and III, granting structural and mechanical support to the tissue, are main constituents.</text:p>
      <text:p text:style-name="P2">The cell modulatory nature of the extracellular microenvironment results from a continuous remodeling of ECM composition and structural rearrangement, but also by the formation of bioactive peptides, known as matrikines, via enzymatic degradation of the ECM macromolecules (Maquart et al<text:span text:style-name="T3">)</text:span></text:p>
      <text:p text:style-name="P3">These alterations impact cell function and promote extracellular matrix (ECM) remodeling through a feedback loop. ECM remodeling occurs in waves due to the tight control between synthesis and degradation, generating active extracellular niches that regulate various cellular responses, including proliferation, migration, cell fate decisions, and even cell death. Cardiac fibroblasts (cFBs) are primarily responsible for ECM production and remodeling under both homeostatic and pathological conditions. However, other cells also contribute to ECM synthesis, especially to the basement membrane, including endothelial cells, smooth muscle cells, and cardiomyocytes (Aggeler, 1988; Pelouch et al., 1993; Corda et al., 2000; Anderson and Hinds, 2012; Bax et al., 2019).</text:p>
      <text:p text:style-name="P3">Transmembrane cell surface molecules such as CD44 and integrins mediate bidirectional communication between cells and their environment (Valiente-Alandi et al., 2016). Integrin-mediated adhesions are the most frequent and well-described cell–ECM interactions (Howard and Baudino, 2014). Integrins, a large family of transmembrane receptors, consist of α and β subunits and splice variants with different ligand specificities. They undergo several conformational changes affecting integrin–ECM affinity (Ross, 2004; Askari et al., 2009). The integrin subunits expressed on cardiomyocytes throughout heart development and their ECM ligands have been reviewed extensively (Ross, 2004). Integrin receptors interact directly or indirectly with various molecules, such as focal adhesion kinases, and with actin cytoskeleton filaments, triggering signaling cascades that regulate cellular processes (Askari et al., 2009). ECM–integrin–cytoskeleton linkage mediates mechanotransduction signaling (Sun et al., 2016; Jansen et al., 2017). Although the mechanism linking integrin signaling to mechanotransduction pathways, such as YAP/TAZ signaling, is not fully understood, recent studies suggest a direct correlation (Elbediwy et al., 2016; Chakraborty et al., 2017; Sabra et al., 2017; Martino et al., 2018).</text:p>
      <text:p text:style-name="P3">Heart morphogenesis, maturation, and pathophysiology result from intrinsic factors related to the cellular transcriptional landscape and extrinsic cues from the ECM. Understanding ECM dynamics and cell modulatory properties is crucial for developing in vitro culture systems that replicate in vivo-like microenvironments and for creating more effective heart therapies.</text:p>
      <text:p text:style-name="P3"><text:soft-page-break/>During heart development, the ECM supports tight spatiotemporal regulation of cellular processes, transitioning from a high hydrated gel rich in morphogenic molecules to a structurally defined collagen network poor in morphogens. Specific stages of heart development, such as myocardial trabeculation, compaction, and the formation of atrioventricular and outflow tract cushions, rely heavily on the dynamic regulation of ECM synthesis and degradation.</text:p>
      <text:p text:style-name="P3">In the postnatal heart, the ECM undergoes significant remodeling to adapt to the physiological requirements of the growing body. This remodeling involves a decline in the abundance of ECM molecules serving as morphogenic cues and an increase in structural molecules, impacting the heart's regenerative capacity.</text:p>
      <text:p text:style-name="P3">Aging and disease states further alter the ECM, contributing to pathological hypertrophy, inflammation, and the gradual development of cardiac fibrosis. Excessive accumulation and imbalance in ECM degradation lead to tissue scarring and cardiac dysfunction.</text:p>
      <text:p text:style-name="P3">The understanding of ECM dynamics in cardiac fibrosis and the development of ECM-based strategies for regeneration and repair are emerging areas in cardiac research. These strategies aim to harness the regenerative potential of ECM components and derivatives, including peptides from ECM protein degradation, ECM-associated proteins like SPARC family members, and miRNAs, to promote cardiac repair and regeneration.</text:p>
      <text:p text:style-name="P3">Decellularization methodologies have advanced the study of tissue-derived ECM and in vitro ECM–cell interactions, offering new avenues for ECM-based therapies. These therapies aim to address cardiac pathologies by controlling fibrosis and promoting regeneration, with ongoing research focused on understanding the specific ECM factors and properties that contribute to these therapeutic effects.</text:p>
      <text:p text:style-name="P3"><text:line-break/>Decellularization separates tissue ECM by removing cells and their associated materials, using a combination of chemical (buffers and detergents), enzymatic (trypsin and DNase), and physical (agitation and sonication) treatments. These agents are delivered through various techniques, including perfusion, immersion, and agitation, aiming to strike a balance between clearing cellular materials and retaining ECM close to its native state. Sodium dodecyl sulfate (SDS) is commonly used for cardiac tissue decellularization, with its concentration and exposure duration significantly impacting ECM preservation and integrity. High SDS concentrations may lead to protein denaturation and collagen fibril disruption, while low concentrations preserve crucial ECM features, such as coil structures in fetal mouse heart ECM.</text:p>
      <text:p text:style-name="P3"><text:soft-page-break/>A versatile decellularization protocol efficient for different organs and tissues at various ontogenetic stages or health statuses has been developed, facilitating fair comparisons across tissues, ages, and conditions. Decellularization can be applied to tissues, organs, or in vitro cell cultures, allowing the exploration of specific ECM molecule roles. Tissue-derived ECM often retains native biochemical and mechanical properties, making it an attractive option for studying ECM's impact on age, disease, injury, and for regenerative medicine applications. Decellularized tissues have been used as surgical scaffolds in the clinic, demonstrating low immunogenicity and promoting specific cell functions.</text:p>
      <text:p text:style-name="P3">Technological advancements have led to whole-organ decellularization by perfusing decellularization agents, promoting in situ clearance of cellular remnants. However, challenges such as batch-to-batch variability and remaining contaminants need to be addressed. The development of decellularization methods opens new avenues for detailed ECM assessment and in vitro ECM-cell interaction studies, paving the way for ECM-based therapies.</text:p>
      <text:p text:style-name="P3">ECM-derived therapies for myocardial infarction (MI) include the delivery of decellularized cardiac ECM, ECM-functionalized scaffolds, and biomaterials mimicking ECM capable of delivering cytokines, growth factors, miRNAs, or cells. Cardiac-derived ECM, obtained through decellularization, retains organ-specific architecture and composition, showing promise in animal models and human applications. However, technical challenges and the complexity of tissue-derived ECM composition need to be overcome.</text:p>
      <text:p text:style-name="P3">Peptides derived from ECM protein degradation are gaining attention for their regulatory roles in cardiac repair and homeostasis. Proteins from the SPARC family, including Follistatin-like 1 (FSTL1), play significant roles in cellular adhesion, migration, and proliferation by modulating ECM processing and TGF-b signaling. miRNAs also emerge as modulators of cardiomyocyte proliferation and cardiac repair, with potential therapeutic applications.</text:p>
      <text:p text:style-name="P3">Exploiting young ECM as a source of regenerative targets is a promising area, as changes in ECM and fibroblasts may dictate the loss of cardiac regenerative capacity post-birth. For instance, neonatal cardiac ECM improves myocardial function and promotes angiogenesis, while agrin, a protein highly expressed postnatally, has been shown to promote cardiomyocyte proliferation and improve cardiac function post-MI. Conversely, periostin, another ECM-associated protein, has been linked to cardiac regeneration and fibrogenesis, highlighting the complex roles ECM components play in heart health and disease.</text:p>
      <text:p text:style-name="P4"><text:soft-page-break/>The heart is one of the least regenerative organ systems in mammals, which partially explains high mortality and morbidity rates of cardiovascular diseases. however, its capacity to regenerate itself has been identified, which is nowadays known to retain cardiomyocyte regeneration throughout life.identification of the mechanisms behind this limitation has been most centered on the role of extracellular matrix in the cellular response.&lt;n&gt; extracellular matrix is composed of collagen, fibronectin, and other matrix components such as fibroblasts, endothelial cells, and smooth muscle cells.&lt;n&gt; the scaffold of extracellular matrix is the basement membrane, which is composed of a specialized network of molecules including fibroblasts, fibroblasts, endothelial cells, and smooth muscle cells.&lt;n&gt; therefore, understanding the role of extracellular matrix components in cardiac regeneration will provide new opportunities for developing new cutting - edge therapies to treat diseased hearts.&lt;/s&gt;']</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Pro-Regular" svg:font-family="MinionPro-Regular" style:font-family-generic="roman"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23:01:23.888000000</meta:creation-date>
    <dc:date>2024-03-02T00:28:22.957000000</dc:date>
    <meta:editing-duration>PT51M13S</meta:editing-duration>
    <meta:editing-cycles>4</meta:editing-cycles>
    <meta:generator>LibreOffice/7.6.4.1$Windows_X86_64 LibreOffice_project/e19e193f88cd6c0525a17fb7a176ed8e6a3e2aa1</meta:generator>
    <meta:document-statistic meta:table-count="0" meta:image-count="0" meta:object-count="0" meta:page-count="5" meta:paragraph-count="19" meta:word-count="1755" meta:character-count="12889" meta:non-whitespace-character-count="11159"/>
  </office:meta>
</office:document-meta>
</file>